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5">
      <style:text-properties style:font-name="Laksaman" fo:font-size="12pt" fo:language="es" fo:country="ES" officeooo:paragraph-rsid="00199e2d" style:font-size-asian="12pt" style:font-size-complex="12pt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paragraph-rsid="00199e2d"/>
    </style:style>
    <style:style style:name="P4" style:family="paragraph" style:parent-style-name="Standard" style:list-style-name="L5">
      <style:paragraph-properties style:writing-mode="lr-tb"/>
      <style:text-properties style:font-name="Laksaman" fo:font-size="12pt" fo:language="es" fo:country="ES" officeooo:rsid="00199e2d" officeooo:paragraph-rsid="00199e2d" style:font-size-asian="12pt" style:font-size-complex="12pt"/>
    </style:style>
    <style:style style:name="P5" style:family="paragraph" style:parent-style-name="Standard" style:list-style-name="L5">
      <style:paragraph-properties style:writing-mode="lr-tb"/>
      <style:text-properties style:font-name="Laksaman" fo:font-size="12pt" fo:language="es" fo:country="ES" officeooo:paragraph-rsid="00199e2d" style:font-size-asian="12pt" style:font-size-complex="12pt"/>
    </style:style>
    <style:style style:name="P6" style:family="paragraph" style:parent-style-name="Standard">
      <style:paragraph-properties style:writing-mode="lr-tb"/>
      <style:text-properties fo:language="es" fo:country="ES" officeooo:paragraph-rsid="00199e2d"/>
    </style:style>
    <style:style style:name="P7" style:family="paragraph" style:parent-style-name="Standard" style:list-style-name="L5">
      <style:paragraph-properties style:writing-mode="lr-tb"/>
      <style:text-properties fo:language="es" fo:country="ES" officeooo:paragraph-rsid="00199e2d"/>
    </style:style>
    <style:style style:name="P8" style:family="paragraph" style:parent-style-name="Standard" style:list-style-name="L5">
      <style:paragraph-properties style:writing-mode="lr-tb"/>
      <style:text-properties fo:language="es" fo:country="ES" officeooo:rsid="00199e2d" officeooo:paragraph-rsid="00199e2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paragraph-rsid="00199e2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language="es" fo:country="ES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language="es" fo:country="ES" officeooo:paragraph-rsid="00199e2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language="es" fo:country="ES" officeooo:paragraph-rsid="001d618a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paragraph-rsid="001d618a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language="es" fo:country="ES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language="es" fo:country="ES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language="es" fo:country="ES" fo:font-weight="bold" officeooo:rsid="001b9723" officeooo:paragraph-rsid="001b9723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language="es" fo:country="ES" officeooo:paragraph-rsid="00199e2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language="es" fo:country="ES" officeooo:paragraph-rsid="001b9723"/>
    </style:style>
    <style:style style:name="P19" style:family="paragraph" style:parent-style-name="Standard">
      <style:paragraph-properties fo:break-before="page" style:writing-mode="lr-tb"/>
      <style:text-properties fo:language="es" fo:country="ES" officeooo:paragraph-rsid="00199e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e2d" style:font-weight-asian="bold" style:font-weight-complex="bold"/>
    </style:style>
    <style:style style:name="T3" style:family="text">
      <style:text-properties fo:font-weight="bold" officeooo:rsid="001d7a4c" style:font-weight-asian="bold" style:font-weight-complex="bold"/>
    </style:style>
    <style:style style:name="T4" style:family="text">
      <style:text-properties fo:font-weight="bold" officeooo:rsid="001b9723" style:font-weight-asian="bold" style:font-weight-complex="bold"/>
    </style:style>
    <style:style style:name="T5" style:family="text">
      <style:text-properties style:font-name="Laksa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aksaman" fo:font-size="12pt" fo:font-weight="bold" officeooo:rsid="00199e2d" style:font-size-asian="12pt" style:font-weight-asian="bold" style:font-size-complex="12pt" style:font-weight-complex="bold"/>
    </style:style>
    <style:style style:name="T7" style:family="text">
      <style:text-properties style:font-name="Laksaman" fo:font-size="12pt" style:font-size-asian="12pt" style:font-size-complex="12pt"/>
    </style:style>
    <style:style style:name="T8" style:family="text">
      <style:text-properties style:font-name="Laksaman" fo:font-size="12pt" officeooo:rsid="00199e2d" style:font-size-asian="12pt" style:font-size-complex="12pt"/>
    </style:style>
    <style:style style:name="T9" style:family="text">
      <style:text-properties officeooo:rsid="00199e2d"/>
    </style:style>
    <style:style style:name="T10" style:family="text">
      <style:text-properties officeooo:rsid="001b9723"/>
    </style:style>
    <style:style style:name="T11" style:family="text">
      <style:text-properties fo:language="es" fo:country="ES"/>
    </style:style>
    <style:style style:name="T12" style:family="text">
      <style:text-properties fo:language="es" fo:country="ES" officeooo:rsid="001b9723"/>
    </style:style>
    <style:style style:name="T13" style:family="text">
      <style:text-properties fo:language="es" fo:country="ES" fo:font-weight="bold" style:font-weight-asian="bold" style:font-weight-complex="bold"/>
    </style:style>
    <style:style style:name="T14" style:family="text">
      <style:text-properties fo:language="es" fo:country="ES" fo:font-weight="bold" officeooo:rsid="001b9723" style:font-weight-asian="bold" style:font-weight-complex="bold"/>
    </style:style>
    <style:style style:name="T15" style:family="text">
      <style:text-properties fo:language="es" fo:country="ES" fo:font-weight="bold" officeooo:rsid="001d618a" style:font-weight-asian="bold" style:font-weight-complex="bold"/>
    </style:style>
    <style:style style:name="T16" style:family="text">
      <style:text-properties fo:language="es" fo:country="ES" fo:font-weight="bold" officeooo:rsid="001d7a4c" style:font-weight-asian="bold" style:font-weight-complex="bold"/>
    </style:style>
    <style:style style:name="T17" style:family="text">
      <style:text-properties fo:language="es" fo:country="ES" officeooo:rsid="001d618a"/>
    </style:style>
    <style:style style:name="T18" style:family="text">
      <style:text-properties fo:language="es" fo:country="ES" officeooo:rsid="001d7a4c"/>
    </style:style>
    <style:style style:name="T19" style:family="text">
      <style:text-properties officeooo:rsid="001d618a"/>
    </style:style>
    <style:style style:name="T20" style:family="text">
      <style:text-properties officeooo:rsid="001d7a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Enunciado</text:span><text:span text:style-name="T7">: ¿comprar o alquilar software de soporte a la producción?<text:line-break/>(periodo de uso de 3 años, para 25 usuarios)</text:span></text:p>
      <text:list xml:id="list543385302" text:style-name="L5">
        <text:list-item>
          <text:p text:style-name="P7"><text:span text:style-name="T5">Comprar</text:span><text:span text:style-name="T7">: Precio inicial de compra: 100.000€ a pagar el primer año<text:line-break/>Implantación y personalización: 20.000€ (el primer año)<text:line-break/>Servidor nuevo: 4.000€ (el primer año)<text:line-break/>Consultor de sistemas de información para soporte (a tiempo parcial): 27.500€<text:line-break/>al año, con un incremento anual del 3% (después del primer año)<text:line-break/>Formación de usuarios: 10.000€ (sólo el primer año)<text:line-break/>Actualizaciones anuales de software: 5.000€</text:span></text:p>
        </text:list-item>
        <text:list-item>
          <text:p text:style-name="P7"><text:span text:style-name="T5">Alquilar</text:span><text:span text:style-name="T7">: Tarifas de uso: 2.500€ al año por usuario<text:line-break/>Coste de implantación y personalización: 12.000€ (el primer año)<text:line-break/>Formación de usuarios: 10.000€ (sólo el primer año)</text:span></text:p>
        </text:list-item>
      </text:list>
      <text:p text:style-name="P2"/>
      <text:p text:style-name="P2"/>
      <text:p text:style-name="P10"/>
      <text:p text:style-name="P15">Precio Compra</text:p>
      <text:p text:style-name="P10">• <text:span text:style-name="T1">Primer año:</text:span></text:p>
      <text:p text:style-name="P10">100.000 e + 20.000 e + 4.000 e + 27.500 e + 10.000 e + 5.000 e = 166.500 e</text:p>
      <text:p text:style-name="P10">Incremento Anual del 3 % : 27.500 e · 1’03 = 28.325 e</text:p>
      <text:p text:style-name="P10">• <text:span text:style-name="T1">Segundo año:</text:span></text:p>
      <text:p text:style-name="P10">28.325 e + 5.000 e = 33.325 e</text:p>
      <text:p text:style-name="P10">Incremento Anual del 3 % : 28.325 e · 1’03 = 29.174,75 e</text:p>
      <text:p text:style-name="P10">• <text:span text:style-name="T1">Tercer año:</text:span></text:p>
      <text:p text:style-name="P10">29.174,75 e + 5.000 e = 34.174,75 e</text:p>
      <text:p text:style-name="P10">• <text:span text:style-name="T1">En total:</text:span></text:p>
      <text:p text:style-name="P10">166.500 e + 33.325 e + 34.174,75 e = 233.999,75 e</text:p>
      <text:p text:style-name="P14"/>
      <text:p text:style-name="P17"><text:span text:style-name="T1">Precio </text:span><text:span text:style-name="T2">Alquiler</text:span></text:p>
      <text:p text:style-name="P11">• <text:span text:style-name="T1">Primer año:</text:span></text:p>
      <text:p text:style-name="P11">100.000 e + 20.000 e + 4.000 e + 27.500 e + 10.000 e + 5.000 e = 166.500 e</text:p>
      <text:p text:style-name="P11">Incremento Anual del 3 % : 27.500 e · 1’03 = 28.325 e</text:p>
      <text:p text:style-name="P11">• <text:span text:style-name="T1">Segundo año:</text:span></text:p>
      <text:p text:style-name="P11">28.325 e + 5.000 e = 33.325 e</text:p>
      <text:p text:style-name="P11">Incremento Anual del 3 % : 28.325 e · 1’03 = 29.174,75 e</text:p>
      <text:p text:style-name="P11">• <text:span text:style-name="T1">Tercer año:</text:span></text:p>
      <text:p text:style-name="P11">29.174,75 e + 5.000 e = 34.174,75 e</text:p>
      <text:p text:style-name="P11">• <text:span text:style-name="T1">En total:</text:span></text:p>
      <text:p text:style-name="P11">166.500 e + 33.325 e + 34.174,75 e = 233.999,75 e</text:p>
      <text:p text:style-name="P19"><text:span text:style-name="T5">Enunciado</text:span><text:span text:style-name="T7">: Se plantea desarrollar e implantar un sistema de seguimiento de<text:line-break/>formación de empleados<text:line-break/>No existen costes de hardware ni de software de soporte (se desarrolla con<text:line-break/>medios propios)</text:span></text:p>
      <text:list xml:id="list164102965442147" text:continue-numbering="true" text:style-name="L5">
        <text:list-item>
          <text:p text:style-name="P7"><text:span text:style-name="T6">Costes</text:span><text:span text:style-name="T7">:</text:span></text:p>
          <text:list>
            <text:list-item>
              <text:p text:style-name="P8"><text:span text:style-name="T7">Desarrollo</text:span></text:p>
              <text:list>
                <text:list-item>
                  <text:p text:style-name="P4">Personal de negocios: 5.000€</text:p>
                </text:list-item>
                <text:list-item>
                  <text:p text:style-name="P7"><text:span text:style-name="T8">Personal de sistemas de información: 15.000€</text:span></text:p>
                </text:list-item>
              </text:list>
            </text:list-item>
            <text:list-item>
              <text:p text:style-name="P5"><text:span text:style-name="T9">Carga de datos: 5.500€ de migración, más 1.000€ anuales</text:span></text:p>
            </text:list-item>
            <text:list-item>
              <text:p text:style-name="P5"><text:span text:style-name="T9">Mantenimiento y soporte: 3.000€ anuales</text:span></text:p>
            </text:list-item>
          </text:list>
        </text:list-item>
      </text:list>
      <text:p text:style-name="P3"/>
      <text:list xml:id="list164102473004083" text:continue-numbering="true" text:style-name="L5">
        <text:list-item>
          <text:p text:style-name="P1"><text:span text:style-name="T1">Beneficios</text:span>:</text:p>
          <text:list>
            <text:list-item>
              <text:p text:style-name="P1">Ahorro de 2 horas de trabajo semanales, sobre salarios de 37.000€ y<text:line-break/>42.000€</text:p>
            </text:list-item>
            <text:list-item>
              <text:p text:style-name="P1">Ahorro en costes de reclutamiento: 11.000€ anuales a partir del primer año</text:p>
            </text:list-item>
          </text:list>
        </text:list-item>
        <text:list-item>
          <text:p text:style-name="P1"><text:span text:style-name="T1">Planificación</text:span>: el sistema se implantaría a finales de 2018 y rendiría<text:line-break/>beneficios desde 2019 a 2023<text:line-break/>Preparar un informe de rendimiento de la inversión (supondremos una tasa de<text:line-break/>interés del 5%)</text:p>
        </text:list-item>
      </text:list>
      <text:p text:style-name="P11"/>
      <text:p text:style-name="P16">Coste</text:p>
      <text:p text:style-name="P9"><text:span text:style-name="T11">• </text:span><text:span text:style-name="T14">inicial</text:span><text:span text:style-name="T13">:</text:span></text:p>
      <text:p text:style-name="P9"><text:span text:style-name="T12">5.000</text:span><text:span text:style-name="T11">e + </text:span><text:span text:style-name="T12">15</text:span><text:span text:style-name="T11">.000 e + </text:span><text:span text:style-name="T12">5.5</text:span><text:span text:style-name="T11">00 e = 2</text:span><text:span text:style-name="T12">5</text:span><text:span text:style-name="T11">.</text:span><text:span text:style-name="T12">500</text:span><text:span text:style-name="T11"> e</text:span></text:p>
      <text:p text:style-name="P9"><text:span text:style-name="T11">• </text:span><text:span text:style-name="T14">anual</text:span><text:span text:style-name="T13">:</text:span></text:p>
      <text:p text:style-name="P11"><text:span text:style-name="T19">1.000</text:span> e + <text:span text:style-name="T19">3</text:span>.000 e = <text:span text:style-name="T19">4.000</text:span> e</text:p>
      <text:p text:style-name="P11">?Incremento Anual del 3 % : 28.325 e · 1’03 = 29.174,75 e</text:p>
      <text:p text:style-name="P13"><text:span text:style-name="T11">• </text:span><text:span text:style-name="T15">total</text:span><text:span text:style-name="T13">:</text:span></text:p>
      <text:p text:style-name="P13"><text:span text:style-name="T17">25.500</text:span><text:span text:style-name="T11"> e + </text:span><text:span text:style-name="T17">4</text:span><text:span text:style-name="T11">.000 e * </text:span><text:span text:style-name="T17">4</text:span><text:span text:style-name="T11"> = </text:span><text:span text:style-name="T17">41</text:span><text:span text:style-name="T11">.</text:span><text:span text:style-name="T17">500</text:span><text:span text:style-name="T11"> e</text:span></text:p>
      <text:p text:style-name="P12">Incremento Anual del 3 % : 28.325 e · 1’03 = 29.174,75 e</text:p>
      <text:p text:style-name="P17"/>
      <text:p text:style-name="P18"><text:span text:style-name="T2">B</text:span><text:span text:style-name="T4">eneficio</text:span></text:p>
      <text:p text:style-name="P9"><text:span text:style-name="T11">• </text:span><text:span text:style-name="T16">anual</text:span><text:span text:style-name="T13">:</text:span></text:p>
      <text:p text:style-name="P9"><text:span text:style-name="T18">11</text:span><text:span text:style-name="T11">.</text:span><text:span text:style-name="T18">000</text:span><text:span text:style-name="T11"> e + 5.000 e = 33.325 e</text:span></text:p>
      <text:p text:style-name="P11">Incremento Anual del 3 % : 28.325 e · 1’03 = 29.174,75 e</text:p>
      <text:p text:style-name="P11">• <text:span text:style-name="T3">total</text:span><text:span text:style-name="T1">:</text:span></text:p>
      <text:p text:style-name="P11">29.174,75 e + 5.000 e = 34.174,75 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15:53:04.040832484</meta:creation-date>
    <dc:date>2022-10-08T16:41:00.793612196</dc:date>
    <meta:editing-duration>PT7M26S</meta:editing-duration>
    <meta:editing-cycles>1</meta:editing-cycles>
    <meta:document-statistic meta:table-count="0" meta:image-count="0" meta:object-count="0" meta:page-count="2" meta:paragraph-count="51" meta:word-count="498" meta:character-count="2520" meta:non-whitespace-character-count="2085"/>
    <meta:generator>LibreOffice/6.4.7.2$Linux_X86_64 LibreOffice_project/40$Build-2</meta:generator>
  </office:meta>
</office:document-meta>
</file>